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text-properties fo:font-size="2pt" style:font-size-asian="1.75pt" style:font-size-complex="2pt"/>
    </style:style>
    <style:style style:name="P42" style:family="paragraph" style:parent-style-name="Standard">
      <style:text-properties officeooo:paragraph-rsid="00efa795"/>
    </style:style>
    <style:style style:name="P43" style:family="paragraph" style:parent-style-name="Standard">
      <style:paragraph-properties fo:text-align="start" style:justify-single-word="false"/>
      <style:text-properties officeooo:paragraph-rsid="00efa795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70640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1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18" style:family="paragraph" style:parent-style-name="Frame_20_contents">
      <style:paragraph-properties fo:text-align="start" style:justify-single-word="false"/>
    </style:style>
    <style:style style:name="P11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2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1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8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3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3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4" style:family="text">
      <style:text-properties officeooo:rsid="013aad73"/>
    </style:style>
    <style:style style:name="T3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40" style:family="text">
      <style:text-properties officeooo:rsid="0093c4ce" fo:background-color="transparent" loext:char-shading-value="0"/>
    </style:style>
    <style:style style:name="T41" style:family="text">
      <style:text-properties officeooo:rsid="0090aa57"/>
    </style:style>
    <style:style style:name="T42" style:family="text">
      <style:text-properties fo:font-style="normal" fo:background-color="transparent" loext:char-shading-value="0" style:font-style-asian="normal" style:font-style-complex="normal"/>
    </style:style>
    <style:style style:name="T43" style:family="text">
      <style:text-properties officeooo:rsid="006849b6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3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10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0"><text:span text:style-name="Strong_20_Emphasis"><text:span text:style-name="T4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07"><text:placeholder text:placeholder-type="text">&lt;translate(u'q.ty')&gt;</text:placeholder></text:p>
            </table:table-cell>
            <table:table-cell table:style-name="Tabella2.A1" office:value-type="string">
              <text:p text:style-name="P10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09"/>
            </table:table-cell>
            <table:table-cell table:style-name="Tabella2.A1" office:value-type="string">
              <text:p text:style-name="P108"><text:placeholder text:placeholder-type="text">&lt;translate(u'VAT')&gt;</text:placeholder></text:p>
            </table:table-cell>
            <table:table-cell table:style-name="Tabella2.A1" office:value-type="string">
              <text:p text:style-name="P10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5"><text:placeholder text:placeholder-type="text">&lt;ddt['description'] or ''&gt;</text:placeholder></text:p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6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14"><text:placeholder text:placeholder-type="text">&lt;line.name or line.product_id and line.product_id.description_sale or ''&gt;</text:placeholder></text:p>
            <text:p text:style-name="P70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70"><text:span text:style-name="Strong_20_Emphasis"><text:span text:style-name="T51"><text:placeholder text:placeholder-type="text">&lt;if test="line.invoice_id.partner_product_additional_description_id"&gt;</text:placeholder></text:span></text:span></text:p>
            <text:p text:style-name="P70"><text:span text:style-name="Strong_20_Emphasis"><text:span text:style-name="T50"><text:placeholder text:placeholder-type="text">&lt;line.invoice_id.partner_product_additional_description_id.name&gt;</text:placeholder></text:span></text:span></text:p>
            <text:p text:style-name="P70"><text:span text:style-name="Strong_20_Emphasis"><text:span text:style-name="T51"><text:placeholder text:placeholder-type="text">&lt;/if&gt;</text:placeholder></text:span></text:span></text:p>
            <text:p text:style-name="P89"><text:bookmark-start text:name="__DdeLink__1306_110173853911"/><text:span text:style-name="Strong_20_Emphasis"><text:span text:style-name="T52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19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20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bookmark-start text:name="__DdeLink__1707_1179963591"/><text:span text:style-name="Strong_20_Emphasis"><text:span text:style-name="T48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21"><text:placeholder text:placeholder-type="text">&lt;if test="line.quantity != 0.00"&gt;</text:placeholder></text:p>
            <text:p text:style-name="P122"><text:placeholder text:placeholder-type="text">&lt;line.quantity or 0.00&gt;</text:placeholder></text:p>
            <text:p text:style-name="P123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4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24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/text:span></text:span><text:span text:style-name="Strong_20_Emphasis"><text:span text:style-name="T45"><text:s/></text:span></text:span><text:span text:style-name="Strong_20_Emphasis"><text:span text:style-name="T47"><text:s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15"><text:placeholder text:placeholder-type="text">&lt;line.name or line.product_id and line.product_id.description_sale or ''&gt;</text:placeholder></text:p>
            <text:p text:style-name="P69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9"><text:span text:style-name="Strong_20_Emphasis"><text:span text:style-name="T51"><text:placeholder text:placeholder-type="text">&lt;if test="line.invoice_id.partner_product_additional_description_id"&gt;</text:placeholder></text:span></text:span></text:p>
            <text:p text:style-name="P69"><text:span text:style-name="Strong_20_Emphasis"><text:span text:style-name="T50"><text:placeholder text:placeholder-type="text">&lt;line.invoice_id.partner_product_additional_description_id.name&gt;</text:placeholder></text:span></text:span></text:p>
            <text:p text:style-name="P69"><text:span text:style-name="Strong_20_Emphasis"><text:span text:style-name="T51"><text:placeholder text:placeholder-type="text">&lt;/if&gt;</text:placeholder></text:span></text:span></text:p>
            <text:p text:style-name="P88"><text:bookmark-start text:name="__DdeLink__1306_11017385391"/><text:span text:style-name="Strong_20_Emphasis"><text:span text:style-name="T5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3"><text:span text:style-name="Strong_20_Emphasis"><text:span text:style-name="T48"><text:placeholder text:placeholder-type="text">&lt;if test="not o.print_hide_uom"&gt;</text:placeholder></text:span></text:span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21"><text:placeholder text:placeholder-type="text">&lt;if test="line.quantity != 0.00"&gt;</text:placeholder></text:p>
            <text:p text:style-name="P122"><text:placeholder text:placeholder-type="text">&lt;line.quantity or 0.00&gt;</text:placeholder></text:p>
            <text:p text:style-name="P123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6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6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25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text:s text:c="2"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4"><text:placeholder text:placeholder-type="text">&lt;o.comment or ''&gt;</text:placeholder></text:p>
      <text:p text:style-name="P6"/>
      <text:p text:style-name="P44"><draw:frame draw:style-name="fr3" draw:name="image: asimage(o.tax_stamp_image,None,3,2.2,'cm')" text:anchor-type="as-char" svg:y="0.037cm" svg:height="0.25cm" draw:z-index="0"><draw:text-box fo:min-width="0.342cm"><text:p text:style-name="P118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8"><text:span text:style-name="T13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9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116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7"><text:span text:style-name="T38"><text:placeholder text:placeholder-type="text">&lt;o.currency_id.symbol or ''&gt;</text:placeholder></text:span><text:span text:style-name="T38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117"><text:span text:style-name="T38"><text:placeholder text:placeholder-type="text">&lt;o.currency_id.symbol or ''&gt;</text:placeholder></text:span><text:span text:style-name="T38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8"><text:bookmark text:name="__DdeLink__1221_1866234270"/><text:bookmark text:name="__DdeLink__1216_1866234270"/><text:span text:style-name="T53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51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2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21"><text:span text:style-name="T43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3"><text:bookmark-start text:name="__DdeLink__5820_1165089953"/><text:placeholder text:placeholder-type="text">&lt;if test="invoice_weight()"&gt;</text:placeholder><text:bookmark-end text:name="__DdeLink__5820_1165089953"/></text:p>
            <text:p text:style-name="P61"><text:placeholder text:placeholder-type="text">&lt;get_label(o,'volume').lower()&gt;</text:placeholder></text:p>
            <text:p text:style-name="P53"><text:placeholder text:placeholder-type="text">&lt;/if&gt;</text:placeholder></text:p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4"><text:placeholder text:placeholder-type="text">&lt;if test="invoice_weight()"&gt;</text:placeholder></text:p>
            <text:p text:style-name="P61"><text:placeholder text:placeholder-type="text">&lt;get_label(o,'weight').lower()&gt;</text:placeholder></text:p>
            <text:p text:style-name="P53"><text:placeholder text:placeholder-type="text">&lt;/if&gt;</text:placeholder></text:p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4"><text:placeholder text:placeholder-type="text">&lt;if test="invoice_weight()"&gt;</text:placeholder></text:p>
            <text:p text:style-name="P61"><text:placeholder text:placeholder-type="text">&lt;get_label(o,'net_weight').lower()&gt;</text:placeholder></text:p>
            <text:p text:style-name="P53"><text:placeholder text:placeholder-type="text">&lt;/if&gt;</text:placeholder></text:p>
          </table:table-cell>
          <table:table-cell table:style-name="Table1.B11" office:value-type="string">
            <text:p text:style-name="P75"/>
          </table:table-cell>
          <table:table-cell table:style-name="Table1.B11" table:number-columns-spanned="2" office:value-type="string">
            <text:p text:style-name="P62"><text:placeholder text:placeholder-type="text">&lt;get_label(o,'parcels').lower()&gt;</text:placeholder></text:p>
          </table:table-cell>
          <table:covered-table-cell/>
          <table:table-cell table:style-name="Table1.B11" office:value-type="string">
            <text:p text:style-name="P74"/>
          </table:table-cell>
          <table:table-cell table:style-name="Table1.B11" table:number-columns-spanned="2" office:value-type="string">
            <text:p text:style-name="P51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8"><text:placeholder text:placeholder-type="text">&lt;translate(u'goods amount')&gt;</text:placeholder></text:p>
            <text:p text:style-name="P5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74"/>
          </table:table-cell>
          <table:table-cell table:style-name="Table1.M11" office:value-type="string">
            <text:p text:style-name="P59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5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4"><text:placeholder text:placeholder-type="text">&lt;if test="invoice_weight()"&gt;</text:placeholder></text:p>
            <text:p text:style-name="P63"><text:placeholder text:placeholder-type="text">&lt;formatLang(o.volume)&gt;</text:placeholder></text:p>
            <text:p text:style-name="P53"><text:placeholder text:placeholder-type="text">&lt;/if&gt;</text:placeholder></text:p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4"><text:placeholder text:placeholder-type="text">&lt;if test="invoice_weight()"&gt;</text:placeholder></text:p>
            <text:p text:style-name="P63"><text:placeholder text:placeholder-type="text">&lt;formatLang(o.weight)&gt;</text:placeholder></text:p>
            <text:p text:style-name="P53"><text:placeholder text:placeholder-type="text">&lt;/if&gt;</text:placeholder></text:p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4"><text:placeholder text:placeholder-type="text">&lt;if test="invoice_weight()"&gt;</text:placeholder></text:p>
            <text:p text:style-name="P63"><text:placeholder text:placeholder-type="text">&lt;formatLang(o.net_weight)&gt;</text:placeholder></text:p>
            <text:p text:style-name="P53"><text:placeholder text:placeholder-type="text">&lt;/if&gt;</text:placeholder></text:p>
          </table:table-cell>
          <table:table-cell table:style-name="Table1.B12" office:value-type="string">
            <text:p text:style-name="P81"/>
          </table:table-cell>
          <table:table-cell table:style-name="Table1.B12" table:number-columns-spanned="2" office:value-type="string">
            <text:p text:style-name="P87"><text:placeholder text:placeholder-type="text">&lt;o.parcels&gt;</text:placeholder></text:p>
          </table:table-cell>
          <table:covered-table-cell/>
          <table:table-cell table:style-name="Table1.B12" office:value-type="string">
            <text:p text:style-name="P80"/>
          </table:table-cell>
          <table:table-cell table:style-name="Table1.B12" table:number-columns-spanned="2" office:value-type="string">
            <text:p text:style-name="P51"><text:placeholder text:placeholder-type="text">&lt;if test="check_installed_module('delivery_invoice_report')"&gt;</text:placeholder></text:p>
            <text:p text:style-name="P58"><text:placeholder text:placeholder-type="text">&lt;formatLang(get_total_goods(o.invoice_line), monetary=True, currency_obj=o.currency_id)&gt;</text:placeholder></text:p>
            <text:p text:style-name="P51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82"/>
          </table:table-cell>
          <table:table-cell table:style-name="Table1.M12" office:value-type="string">
            <text:p text:style-name="P83"><text:span text:style-name="T29"><text:placeholder text:placeholder-type="text">&lt;if test="get_total_discount(o.invoice_line) &lt;&gt; 0.0 and not o.print_net_price"&gt;</text:placeholder></text:span><text:bookmark-start text:name="__DdeLink__12468_1664262691"/><text:span text:style-name="T33"><text:placeholder text:placeholder-type="text">&lt;formatLang(get_total_discount(o.invoice_line))&gt;</text:placeholder></text:span><text:bookmark-end text:name="__DdeLink__12468_1664262691"/><text:span text:style-name="T16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1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2"><text:placeholder text:placeholder-type="text">&lt;if test="get_total_transport(o.invoice_line) &lt;&gt; 0.0"&gt;</text:placeholder></text:p>
            <text:p text:style-name="P58"><text:placeholder text:placeholder-type="text">&lt;translate(u'transport amount')&gt;</text:placeholder></text:p>
            <text:p text:style-name="P52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3"/>
          </table:table-cell>
          <table:table-cell table:style-name="Table1.B12" office:value-type="string">
            <text:p text:style-name="P60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58"/>
          </table:table-cell>
          <table:table-cell table:style-name="Table1.B12" office:value-type="string">
            <text:p text:style-name="P60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2"/>
          </table:table-cell>
          <table:table-cell table:style-name="Table1.B12" table:number-columns-spanned="2" office:value-type="string">
            <text:p text:style-name="P76"><text:span text:style-name="T55">Imponibile</text:span><text:span text:style-name="T15"><text:placeholder text:placeholder-type="text">&lt;if test="o.partner_id.lang != 'it_IT'"&gt;</text:placeholder></text:span><text:span text:style-name="T25"> / <text:s/></text:span><text:span text:style-name="T54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76"><text:span text:style-name="T55">Imposta</text:span><text:span text:style-name="T15"><text:placeholder text:placeholder-type="text">&lt;if test="o.partner_id.lang != 'it_IT'"&gt;</text:placeholder></text:span><text:span text:style-name="T25"> / </text:span><text:span text:style-name="T54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M12" office:value-type="string">
            <text:p text:style-name="P20"><text:span text:style-name="T24">Totale</text:span><text:span text:style-name="T14"><text:placeholder text:placeholder-type="text">&lt;if test="o.partner_id.lang != 'it_IT'"&gt;</text:placeholder></text:span><text:span text:style-name="T23"> / </text:span><text:span text:style-name="T54"><text:placeholder text:placeholder-type="text">&lt;get_label(o,'amount_total')&gt;</text:placeholder></text:span><text:span text:style-name="T14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1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52"><text:placeholder text:placeholder-type="text">&lt;if test="get_total_transport(o.invoice_line) &lt;&gt; 0.0"&gt;</text:placeholder></text:p>
            <text:p text:style-name="P58"><text:placeholder text:placeholder-type="text">&lt;formatLang(get_total_transport(o.invoice_line), monetary=True, currency_obj=o.currency_id)&gt;</text:placeholder></text:p>
            <text:p text:style-name="P52"><text:bookmark text:name="__DdeLink__2249_548646761"/><text:placeholder text:placeholder-type="text">&lt;/if&gt;</text:placeholder></text:p>
            <text:p text:style-name="P52"><text:placeholder text:placeholder-type="text">&lt;/if&gt;</text:placeholder></text:p>
          </table:table-cell>
          <table:table-cell table:style-name="Table1.B14" office:value-type="string">
            <text:p text:style-name="P40"/>
          </table:table-cell>
          <table:table-cell table:style-name="Table1.B14" office:value-type="string">
            <text:p text:style-name="P60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58"/>
          </table:table-cell>
          <table:table-cell table:style-name="Table1.B14" office:value-type="string">
            <text:p text:style-name="P60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9"/>
          </table:table-cell>
          <table:table-cell table:style-name="Table1.B14" table:number-columns-spanned="2" office:value-type="string">
            <text:p text:style-name="P84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B14" table:number-columns-spanned="2" office:value-type="string">
            <text:p text:style-name="P84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M14" office:value-type="string">
            <text:p text:style-name="P22"><text:span text:style-name="T37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001cm" style:rel-column-width="31045*"/>
    </style:style>
    <style:style style:name="Table3.B" style:family="table-column">
      <style:table-column-properties style:column-width="9.999cm" style:rel-column-width="34490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0" style:family="paragraph" style:parent-style-name="Standard">
      <style:text-properties fo:font-size="4pt" style:font-size-asian="3.5pt" style:font-size-complex="4pt"/>
    </style:style>
    <style:style style:name="MP5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6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7" style:family="text">
      <style:text-properties officeooo:rsid="013aad73"/>
    </style:style>
    <style:style style:name="MT18" style:family="text">
      <style:text-properties fo:letter-spacing="0.007cm" style:font-name-asian="Times New Roman" style:font-name-complex="Microsoft Sans Serif" style:language-complex="ar" style:country-complex="SA"/>
    </style:style>
    <style:style style:name="MT1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22" style:family="text">
      <style:text-properties fo:background-color="transparent" loext:char-shading-value="0"/>
    </style:style>
    <style:style style:name="MT2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officeooo:rsid="0090aa57"/>
    </style:style>
    <style:style style:name="M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11"><text:placeholder text:placeholder-type="text">&lt;if test="o.type == 'out_refund' "&gt;</text:placeholder></text:span><text:span text:style-name="MT5">Nota di credito</text:span><text:span text:style-name="MT12"><text:placeholder text:placeholder-type="text">&lt;if test="o.partner_id.lang != 'it_IT'"&gt;</text:placeholder></text:span><text:span text:style-name="MT11"> / </text:span><text:span text:style-name="MT7">/ </text:span><text:span text:style-name="MT13">Credit N</text:span><text:span text:style-name="MT14">ote</text:span><text:span text:style-name="MT11"><text:placeholder text:placeholder-type="text">&lt;/if&gt;</text:placeholder></text:span><text:span text:style-name="MT15"><text:placeholder text:placeholder-type="text">&lt;if test="o.state == 'proforma2'"&gt;</text:placeholder></text:span><text:span text:style-name="MT15"> </text:span><text:span text:style-name="MT5">PROFORMA</text:span><text:span text:style-name="MT11"><text:placeholder text:placeholder-type="text">&lt;/if&gt;</text:placeholder></text:span><text:span text:style-name="MT11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6"><text:placeholder text:placeholder-type="text">&lt;setLang('it_IT')&gt;</text:placeholder></text:span><text:placeholder text:placeholder-type="text">&lt;o.date_invoice and formatLang(o.date_invoice,date=True) or ''&gt;</text:placeholder><text:span text:style-name="MT16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7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8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for each="address_invoice_id in address_invoice_id()"&gt;</text:placeholder></text:p>
              <text:p text:style-name="MP11"><text:placeholder text:placeholder-type="text">&lt;if test="address_invoice_id != o.partner_id"&gt;</text:placeholder></text:p>
              <text:p text:style-name="MP12"><text:placeholder text:placeholder-type="text">&lt;translate(u'Registered office')&gt;</text:placeholder></text:p>
              <text:p text:style-name="MP13"><text:placeholder text:placeholder-type="text">&lt;o.partner_id.title&gt;</text:placeholder></text:p>
              <text:p text:style-name="MP14"><text:placeholder text:placeholder-type="text">&lt;o.partner_id.name or ''&gt;</text:placeholder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for&gt;</text:placeholder></text:p>
              <text:p text:style-name="MP17"><text:bookmark-start text:name="__DdeLink__1242_389560719"/><text:placeholder text:placeholder-type="text">&lt;if test="check_installed_module('account_invoice_shipping_address')"&gt;</text:placeholder><text:bookmark-end text:name="__DdeLink__1242_389560719"/></text:p>
              <text:p text:style-name="MP18"><text:placeholder text:placeholder-type="text">&lt;if test="o.address_shipping_id"&gt;</text:placeholder></text:p>
              <text:p text:style-name="MP19"><text:bookmark-start text:name="__DdeLink__3370_389560719"/><text:span text:style-name="MT19"><text:placeholder text:placeholder-type="text">&lt;get_label(o,'address_shipping_id')&gt;</text:placeholder></text:span><text:bookmark-end text:name="__DdeLink__3370_389560719"/><text:bookmark-start text:name="__DdeLink__1481_400434007"/><text:span text:style-name="MT20">:</text:span><text:bookmark-end text:name="__DdeLink__1481_400434007"/></text:p>
              <text:p text:style-name="MP20"><text:bookmark-start text:name="__DdeLink__3377_389560719"/><text:placeholder text:placeholder-type="text">&lt;o.address_shipping_id.title&gt;</text:placeholder><text:bookmark-end text:name="__DdeLink__3377_389560719"/></text:p>
              <text:p text:style-name="MP21"><text:bookmark-start text:name="__DdeLink__1486_400434007"/><text:placeholder text:placeholder-type="text">&lt;o.address_shipping_id.name or ''&gt;</text:placeholder><text:bookmark-end text:name="__DdeLink__1486_400434007"/></text:p>
              <text:p text:style-name="MP22"><text:placeholder text:placeholder-type="text">&lt;o.address_shipping_id.street or ''&gt;</text:placeholder> 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4"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25"><text:bookmark-start text:name="__DdeLink__1484_400434007"/><text:span text:style-name="MT19"><text:placeholder text:placeholder-type="text">&lt;translate(u'Billing')&gt;</text:placeholder></text:span><text:bookmark-end text:name="__DdeLink__1484_400434007"/><text:span text:style-name="MT21">:</text:span></text:p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/>
              <text:p text:style-name="MP28"><text:span text:style-name="MT23"><text:placeholder text:placeholder-type="text">&lt;translate(u'Phone')&gt;</text:placeholder></text:span><text:span text:style-name="MT24"><text:tab/>: </text:span><text:span text:style-name="MT22"><text:placeholder text:placeholder-type="text">&lt;address_invoice_id.phone&gt;</text:placeholder></text:span></text:p>
              <text:p text:style-name="MP28"><text:span text:style-name="MT24">@<text:tab/>: </text:span><text:span text:style-name="MT22"><text:placeholder text:placeholder-type="text">&lt;address_invoice_id.email&gt;</text:placeholder></text:span></text:p>
              <text:p text:style-name="MP29"><text:placeholder text:placeholder-type="text">&lt;/for&gt;</text:placeholder></text:p>
              <text:p text:style-name="MP30"><text:placeholder text:placeholder-type="text">&lt;if test="o.partner_id.fiscalcode"&gt;</text:placeholder></text:p>
              <text:p text:style-name="MP31"><text:span text:style-name="MT25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30"><text:placeholder text:placeholder-type="text">&lt;/if&gt;</text:placeholder></text:p>
              <text:p text:style-name="MP31"><text:span text:style-name="MT26"><text:placeholder text:placeholder-type="text">&lt;translate(u'VAT')&gt;</text:placeholder></text:span><text:span text:style-name="MT24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2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33"><text:s/></text:p>
            </table:table-cell>
            <table:covered-table-cell/>
            <table:table-cell table:style-name="Tabella1.C1" office:value-type="string">
              <text:p text:style-name="MP34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35"/>
            </table:table-cell>
            <table:covered-table-cell/>
            <table:table-cell table:style-name="Tabella1.A1" office:value-type="string">
              <text:p text:style-name="MP36"/>
            </table:table-cell>
          </table:table-row>
          <table:table-row table:style-name="Tabella1.1">
            <table:table-cell table:style-name="Tabella1.A3" office:value-type="string">
              <text:p text:style-name="MP37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38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40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if test="o.partner_id.company_bank_id"&gt;</text:placeholder></text:p>
              <text:p text:style-name="MP40"><text:span text:style-name="MT27"><text:placeholder text:placeholder-type="text">&lt;o.partner_id.company_bank_id.bank_name&gt;</text:placeholder></text:span><text:span text:style-name="MT27"> IBAN </text:span><text:span text:style-name="MT27"><text:placeholder text:placeholder-type="text">&lt;o.partner_id.company_bank_id.iban&gt;</text:placeholder></text:span></text:p>
              <text:p text:style-name="MP41"><text:placeholder text:placeholder-type="text">&lt;/if&gt;</text:placeholder></text:p>
              <text:p text:style-name="MP41"><text:placeholder text:placeholder-type="text">&lt;if test="o.company_id.bank_ids"&gt;</text:placeholder></text:p>
              <text:p text:style-name="MP40"><text:span text:style-name="MT27"><text:placeholder text:placeholder-type="text">&lt;o.company_id.bank_ids[0].bank_name&gt;</text:placeholder></text:span><text:span text:style-name="MT27"> IBAN </text:span><text:span text:style-name="MT27"><text:placeholder text:placeholder-type="text">&lt;o.company_id.bank_ids[0].iban&gt;</text:placeholder></text:span></text:p>
              <text:p text:style-name="MP41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43"><text:placeholder text:placeholder-type="text">&lt;for each="line in invoice_move_lines(o.move_id)"&gt;</text:placeholder></text:p>
              <text:p text:style-name="MP44"><text:span text:style-name="MT28"><text:placeholder text:placeholder-type="text">&lt;formatLang(line.date_maturity,date=True) or ''&gt;</text:placeholder></text:span><text:span text:style-name="MT28"> <text:s text:c="4"/></text:span><text:span text:style-name="MT28"><text:placeholder text:placeholder-type="text">&lt;o.currency_id.symbol or ''&gt;</text:placeholder></text:span><text:span text:style-name="MT28"> <text:s text:c="4"/></text:span><text:span text:style-name="MT28"><text:placeholder text:placeholder-type="text">&lt;italian_number(line.debit) or ''&gt;</text:placeholder></text:span></text:p>
              <text:p text:style-name="MP45"><text:placeholder text:placeholder-type="text">&lt;/for&gt;</text:placeholder></text:p>
              <text:p text:style-name="MP46"><text:placeholder text:placeholder-type="text">&lt;if test="o.type == 'out_invoice' "&gt;</text:placeholder></text:p>
              <text:p text:style-name="MP46"><text:placeholder text:placeholder-type="text">&lt;if test="o.state == 'proforma2'"&gt;</text:placeholder></text:p>
              <text:p text:style-name="MP47"><text:placeholder text:placeholder-type="text">&lt;formatLang(o.date_due, date=True) or ''&gt;</text:placeholder></text:p>
              <text:p text:style-name="MP46"><text:placeholder text:placeholder-type="text">&lt;/if&gt;</text:placeholder></text:p>
              <text:p text:style-name="MP48"><text:placeholder text:placeholder-type="text">&lt;/if&gt;</text:placeholder></text:p>
            </table:table-cell>
            <table:covered-table-cell/>
          </table:table-row>
        </table:table>
        <text:p text:style-name="MP49"/>
      </style:header>
      <style:footer>
        <text:p text:style-name="MP5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1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17T09:18:39.200573914</dc:date>
    <meta:editing-duration>P3DT8H23M41S</meta:editing-duration>
    <meta:editing-cycles>631</meta:editing-cycles>
    <meta:generator>LibreOffice/5.1.6.2$Linux_X86_64 LibreOffice_project/10m0$Build-2</meta:generator>
    <meta:document-statistic meta:table-count="6" meta:image-count="0" meta:object-count="0" meta:page-count="2" meta:paragraph-count="197" meta:word-count="607" meta:character-count="8860" meta:non-whitespace-character-count="8425"/>
  </office:meta>
</office:document-meta>
</file>